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79E1194732.png" manifest:media-type="image/png"/>
  <manifest:file-entry manifest:full-path="Pictures/10000201000003180000020CFEE0A27C.png" manifest:media-type="image/png"/>
  <manifest:file-entry manifest:full-path="Pictures/1000020100000320000001F25FCA1709.png" manifest:media-type="image/png"/>
  <manifest:file-entry manifest:full-path="Pictures/10000201000004780000023FEABE6585.png" manifest:media-type="image/png"/>
  <manifest:file-entry manifest:full-path="Pictures/100002010000037A00000250E50906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8.6cm" fo:min-width="17.0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10.6cm" fo:min-width="16.6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7.15cm" fo:min-width="11.3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7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11cm" fo:min-width="16.6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13cm" fo:min-width="17.0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0.225cm" fo:min-width="0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0.225cm" fo:min-width="0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0.225cm" fo:min-width="0.39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0.35cm" fo:min-width="4.1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347cm" svg:height="10.962cm" svg:x="17.853cm" svg:y="0.038cm">
          <draw:image xlink:href="Pictures/100002010000037A00000250E5090640.png" xlink:type="simple" xlink:show="embed" xlink:actuate="onLoad">
            <text:p/>
          </draw:image>
        </draw:frame>
        <draw:frame draw:style-name="gr1" draw:text-style-name="P1" draw:layer="layout" svg:width="17.567cm" svg:height="8.913cm" svg:x="0.133cm" svg:y="0.087cm">
          <draw:image xlink:href="Pictures/10000201000004780000023FEABE6585.png" xlink:type="simple" xlink:show="embed" xlink:actuate="onLoad">
            <text:p/>
          </draw:image>
        </draw:frame>
        <draw:custom-shape draw:style-name="gr2" draw:text-style-name="P1" draw:layer="layout" svg:width="17.6cm" svg:height="8.9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2cm" svg:height="10.9cm" svg:x="17.9cm" svg:y="0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cm" svg:height="7.4cm" svg:x="23.1cm" svg:y="5.1cm">
          <draw:image xlink:href="Pictures/1000020100000320000001F25FCA1709.png" xlink:type="simple" xlink:show="embed" xlink:actuate="onLoad">
            <text:p/>
          </draw:image>
        </draw:frame>
        <draw:custom-shape draw:style-name="gr4" draw:text-style-name="P1" draw:layer="layout" svg:width="11.95cm" svg:height="7.5cm" svg:x="23.1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065cm" svg:height="0.962cm" svg:x="3.044cm" svg:y="-0.02cm">
          <draw:text-box>
            <text:p><text:span text:style-name="T1">a)</text:span></text:p>
          </draw:text-box>
        </draw:frame>
        <draw:frame draw:style-name="gr6" draw:text-style-name="P2" draw:layer="layout" svg:width="1.103cm" svg:height="0.962cm" svg:x="33.644cm" svg:y="0.081cm">
          <draw:text-box>
            <text:p><text:span text:style-name="T1">b)</text:span></text:p>
          </draw:text-box>
        </draw:frame>
        <draw:frame draw:style-name="gr5" draw:text-style-name="P2" draw:layer="layout" svg:width="1.065cm" svg:height="0.962cm" svg:x="34.045cm" svg:y="4.981cm">
          <draw:text-box>
            <text:p><text:span text:style-name="T1">c)</text:span></text:p>
          </draw:text-box>
        </draw:frame>
        <draw:frame draw:style-name="gr1" draw:text-style-name="P1" draw:layer="layout" svg:width="17.2cm" svg:height="11.413cm" svg:x="17.9cm" svg:y="11.237cm">
          <draw:image xlink:href="Pictures/10000201000003180000020CFEE0A27C.png" xlink:type="simple" xlink:show="embed" xlink:actuate="onLoad">
            <text:p/>
          </draw:image>
        </draw:frame>
        <draw:custom-shape draw:style-name="gr7" draw:text-style-name="P1" draw:layer="layout" svg:width="17.2cm" svg:height="11.3cm" svg:x="17.9cm" svg:y="11.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65cm" svg:height="0.962cm" svg:x="33.9cm" svg:y="11.2cm">
          <draw:text-box>
            <text:p><text:span text:style-name="T1">e)</text:span></text:p>
          </draw:text-box>
        </draw:frame>
        <draw:frame draw:style-name="gr1" draw:text-style-name="P1" draw:layer="layout" svg:width="17.566cm" svg:height="13.247cm" svg:x="0.134cm" svg:y="9.153cm">
          <draw:image xlink:href="Pictures/100002010000032000000279E1194732.png" xlink:type="simple" xlink:show="embed" xlink:actuate="onLoad">
            <text:p/>
          </draw:image>
        </draw:frame>
        <draw:custom-shape draw:style-name="gr8" draw:text-style-name="P1" draw:layer="layout" svg:width="17.6cm" svg:height="13.3cm" svg:x="0.1cm" svg:y="9.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103cm" svg:height="0.962cm" svg:x="16.135cm" svg:y="9.1cm">
          <draw:text-box>
            <text:p><text:span text:style-name="T1">d)</text:span></text:p>
          </draw:text-box>
        </draw:frame>
        <draw:custom-shape draw:style-name="gr9" draw:text-style-name="P1" draw:layer="layout" svg:width="1.2cm" svg:height="0.575cm" svg:x="11.475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75cm" svg:x="13.607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993cm" svg:height="0.575cm" svg:x="14.707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4.7cm" svg:height="0.7cm" svg:x="18.3cm" svg:y="8.4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3cm" fo:page-height="2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1-07T18:26:38.929965483</meta:creation-date>
    <dc:date>2018-04-28T10:55:44.171754114</dc:date>
    <dc:creator>dario </dc:creator>
    <meta:editing-duration>PT1H37M11S</meta:editing-duration>
    <meta:editing-cycles>9</meta:editing-cycles>
    <meta:generator>LibreOffice/4.3.3.2$Linux_X86_64 LibreOffice_project/430m0$Build-2</meta:generator>
    <meta:document-statistic meta:object-count="19"/>
  </office:meta>
</office:document-meta>
</file>